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style:writing-mode="lr-tb"/>
      <style:text-properties officeooo:rsid="0018bee0" officeooo:paragraph-rsid="0018bee0"/>
    </style:style>
    <style:style style:name="P2" style:family="paragraph" style:parent-style-name="Heading_20_1">
      <style:text-properties officeooo:rsid="0018bee0" officeooo:paragraph-rsid="0018bee0"/>
    </style:style>
    <style:style style:name="P3" style:family="paragraph" style:parent-style-name="Heading_20_2">
      <style:text-properties officeooo:rsid="0018bee0" officeooo:paragraph-rsid="0018be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lah</text:h>
      <text:h text:style-name="P2" text:outline-level="1">Blih</text:h>
      <text:h text:style-name="P3" text:outline-level="2">Bloh</text:h>
      <text:h text:style-name="P3" text:outline-level="2">Bleh</text:h>
      <text:h text:style-name="Heading_20_1" text:outline-level="1">Blaah</text:h>
      <text:h text:style-name="Heading_20_2" text:outline-level="2">Blih</text:h>
      <text:h text:style-name="Heading_20_3" text:outline-level="3">Bloh</text:h>
      <text:h text:style-name="Heading_20_3" text:outline-level="3">Bloh2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color-table loext:name="LibreOffice">
        <loext:color loext:name="dk1" loext:color="#000000"/>
        <loext:color loext:name="lt1" loext:color="#ffffff"/>
        <loext:color loext:name="dk2" loext:color="#000000"/>
        <loext:color loext:name="l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link" loext:color="#0000ee"/>
        <loext:color loext:name="folHlink" loext:color="#551a8b"/>
      </loext:color-table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09:46:17.961099888</meta:creation-date>
    <dc:date>2023-05-05T12:11:06.282432817</dc:date>
    <meta:editing-duration>PT2M18S</meta:editing-duration>
    <meta:editing-cycles>5</meta:editing-cycles>
    <meta:generator>LibreOfficeDev/7.6.0.0.alpha0$Linux_X86_64 LibreOffice_project/f614e082055dd3cad9885d6e1968d71f1e1b5a05</meta:generator>
    <meta:document-statistic meta:table-count="0" meta:image-count="0" meta:object-count="0" meta:page-count="1" meta:paragraph-count="8" meta:word-count="8" meta:character-count="34" meta:non-whitespace-character-count="34"/>
  </office:meta>
</office:document-meta>
</file>